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2e15e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9f5718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2d1b9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9f5718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language="ru" fo:country="RU" officeooo:paragraph-rsid="00828126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2d1b9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59ed3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62e45"/>
    </style:style>
    <style:style style:name="T1" style:family="text">
      <style:text-properties fo:font-size="16pt" fo:language="ru" fo:country="RU" officeooo:rsid="0079b560" style:font-size-asian="16pt" style:language-asian="ru" style:country-asian="RU" style:font-size-complex="16pt"/>
    </style:style>
    <style:style style:name="T2" style:family="text">
      <style:text-properties style:use-window-font-color="true" style:font-name="Calibri" fo:font-size="16pt" fo:language="ru" fo:country="RU" officeooo:rsid="009f5718" style:font-name-asian="Calibri" style:font-size-asian="16pt" style:language-asian="ru" style:country-asian="RU" style:font-name-complex="Times New Roman" style:font-size-complex="16pt" style:language-complex="ar" style:country-complex="SA"/>
    </style:style>
    <style:style style:name="T3" style:family="text">
      <style:text-properties style:use-window-font-color="true" style:font-name="Calibri" fo:font-size="16pt" fo:language="ru" fo:country="RU" fo:font-weight="normal" officeooo:rsid="009f5718" style:font-name-asian="Calibri" style:font-size-asian="16pt" style:language-asian="ru" style:country-asian="RU" style:font-weight-asian="normal" style:font-name-complex="Times New Roman" style:font-size-complex="16pt" style:language-complex="ar" style:country-complex="SA" style:font-weight-complex="normal"/>
    </style:style>
    <style:style style:name="T4" style:family="text">
      <style:text-properties style:use-window-font-color="true" style:font-name="Calibri" fo:font-size="12pt" fo:language="ru" fo:country="RU" officeooo:rsid="00958af2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Calibri" fo:font-size="12pt" fo:language="ru" fo:country="RU" officeooo:rsid="009f5718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Calibri" fo:font-size="12pt" fo:language="ru" fo:country="RU" officeooo:rsid="00a0f15f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Calibri" fo:font-size="12pt" fo:language="ru" fo:country="RU" officeooo:rsid="00a2d1b9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Calibri" fo:font-size="12pt" fo:language="ru" fo:country="RU" officeooo:rsid="00a3f6a9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Calibri" fo:font-size="12pt" fo:language="ru" fo:country="RU" officeooo:rsid="00a59a89" style:font-name-asian="Calibri" style:font-size-asian="12pt" style:language-asian="ru" style:country-asian="RU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Calibri" fo:font-size="12pt" fo:language="ru" fo:country="RU" fo:font-weight="normal" officeooo:rsid="00958af2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style:font-name="Calibri" fo:font-size="12pt" fo:language="ru" fo:country="RU" fo:font-weight="normal" officeooo:rsid="009f5718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style:font-name="Calibri" fo:font-size="12pt" fo:language="ru" fo:country="RU" fo:font-weight="normal" officeooo:rsid="00a0f15f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style:use-window-font-color="true" style:font-name="Calibri" fo:font-size="12pt" fo:language="ru" fo:country="RU" fo:font-weight="normal" officeooo:rsid="00a2d1b9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style:font-name="Calibri" fo:font-size="12pt" fo:language="ru" fo:country="RU" fo:font-weight="normal" officeooo:rsid="00a3f6a9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style:font-name="Calibri" fo:font-size="12pt" fo:language="ru" fo:country="RU" fo:font-weight="normal" officeooo:rsid="00a59a89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style:use-window-font-color="true" style:font-name="Calibri" fo:font-size="12pt" fo:language="ru" fo:country="RU" fo:font-weight="normal" officeooo:rsid="00a59ed3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style:use-window-font-color="true" style:font-name="Calibri" fo:font-size="12pt" fo:language="ru" fo:country="RU" fo:font-weight="normal" officeooo:rsid="00a62e45" style:font-name-asian="Calibri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Calibri" fo:font-size="14pt" fo:language="ru" fo:country="RU" officeooo:rsid="009f5718" style:font-name-asian="Calibri" style:font-size-asian="14pt" style:language-asian="ru" style:country-asian="RU" style:font-name-complex="Times New Roman" style:font-size-complex="14pt" style:language-complex="ar" style:country-complex="SA"/>
    </style:style>
    <style:style style:name="T19" style:family="text">
      <style:text-properties style:use-window-font-color="true" style:font-name="Calibri" fo:font-size="14pt" fo:language="ru" fo:country="RU" fo:font-weight="normal" officeooo:rsid="009f5718" style:font-name-asian="Calibri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style:use-window-font-color="true" style:font-name="Calibri" fo:font-size="14pt" fo:language="ru" fo:country="RU" fo:font-weight="normal" officeooo:rsid="00a2d1b9" style:font-name-asian="Calibri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style:use-window-font-color="true" style:font-name="Calibri" fo:language="ru" fo:country="RU" fo:font-weight="normal" officeooo:rsid="00a2d1b9" style:font-name-asian="Calibri" style:language-asian="ru" style:country-asian="RU" style:font-weight-asian="normal" style:font-name-complex="Times New Roman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/></text:span></text:p>
      <text:p text:style-name="P1"><text:span text:style-name="Strong_20_Emphasis"><text:span text:style-name="T4"/></text:span></text:p>
      <text:p text:style-name="P1"><text:span text:style-name="Strong_20_Emphasis"><text:span text:style-name="T10"/></text:span></text:p>
      <text:p text:style-name="P4"><text:span text:style-name="Strong_20_Emphasis"><text:span text:style-name="T3">Спецификация материалов</text:span></text:span></text:p>
      <text:p text:style-name="P4"><text:span text:style-name="Strong_20_Emphasis"><text:span text:style-name="T11">Потребных для изготовления подставки для монитора.</text:span></text:span></text:p>
      <text:p text:style-name="P4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pan text:style-name="Strong_20_Emphasis"><text:span text:style-name="T19">Прелюдия:</text:span></text:span></text:p>
      <text:p text:style-name="P2"><text:span text:style-name="Strong_20_Emphasis"><text:span text:style-name="T11">К 201210 окончательно стало ясно, что существующий рабочий стол близок к отказу, так как его связь со стеной слаба и </text:span></text:span><text:span text:style-name="Strong_20_Emphasis"><text:span text:style-name="T17">его</text:span></text:span><text:span text:style-name="Strong_20_Emphasis"><text:span text:style-name="T11"> надо пере</text:span></text:span><text:span text:style-name="Strong_20_Emphasis"><text:span text:style-name="T17">монтировать</text:span></text:span><text:span text:style-name="Strong_20_Emphasis"><text:span text:style-name="T11">. </text:span></text:span><text:span text:style-name="Strong_20_Emphasis"><text:span text:style-name="T12">Для этого надо организовать альтернативное место для рабочего монитора </text:span></text:span><text:span text:style-name="Strong_20_Emphasis"><text:span text:style-name="T17">н</text:span></text:span><text:span text:style-name="Strong_20_Emphasis"><text:span text:style-name="T12">а И.М. столе поверх монитора Т.П. компьютера. </text:span></text:span></text:p>
      <text:p text:style-name="P2"><text:span text:style-name="Strong_20_Emphasis"><text:span text:style-name="T11"/></text:span></text:p>
      <text:p text:style-name="P3"><text:span text:style-name="Strong_20_Emphasis"><text:span text:style-name="T20">Спецификация: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1. Брус строганый 40Х40Х1000 (или 40Х30) — 2 шт.</text:span></text:span></text:p>
      <text:p text:style-name="P3"><text:span text:style-name="Strong_20_Emphasis"><text:span text:style-name="T13">Это минимально и удобно для транспортировки. Можно <text:s/>- 40Х40Х1500 <text:s/>— 2шт, то есть распилить трёх метровую палку пополам.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2. Кусок </text:span></text:span><text:span text:style-name="Strong_20_Emphasis"><text:span text:style-name="T14">фанеры (6 — 10 мм) или ДСП </text:span></text:span><text:span text:style-name="Strong_20_Emphasis"><text:span text:style-name="T15">(или что-то подобное, толщиной больше 16 мм) 60Х60 см. Это минимально, будет больше — обрежу.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7"><text:span text:style-name="Strong_20_Emphasis"><text:span text:style-name="T16">3. Уголок алюминиевый 30Х30 мм. </text:span></text:span><text:span text:style-name="Strong_20_Emphasis"><text:span text:style-name="T17">Два куска по 60 см.</text:span></text:span></text:p>
      <text:p text:style-name="P8"><text:span text:style-name="Strong_20_Emphasis"><text:span text:style-name="T17">Это минимально и оптимально. Можно обрезком не короче 20 см общей длинной не менее 1,5 метра.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 fo:margin-top="0in" fo:margin-bottom="0in" loext:contextual-spacing="false" fo:line-height="100%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1:05:51.268000000</meta:creation-date>
    <meta:editing-cycles>7</meta:editing-cycles>
    <meta:editing-duration>PT3H20M55S</meta:editing-duration>
    <meta:generator>LibreOffice/5.1.6.2$Linux_X86_64 LibreOffice_project/10m0$Build-2</meta:generator>
    <dc:date>2020-12-10T19:33:38.890523690</dc:date>
    <meta:document-statistic meta:table-count="0" meta:image-count="0" meta:object-count="0" meta:page-count="1" meta:paragraph-count="10" meta:word-count="122" meta:character-count="796" meta:non-whitespace-character-count="677"/>
  </office:meta>
</office:document-meta>
</file>